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8.26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rformance &amp; results" table:style-name="ta1">
        <table:shapes>
          <draw:frame draw:z-index="0" draw:style-name="gr1" draw:text-style-name="P1" svg:width="659.79pt" svg:height="437.44pt" svg:x="403.2pt" svg:y="18.09pt">
            <draw:object draw:notify-on-update-of-ranges="'performance &amp; results'.A8:'performance &amp; results'.A13 'performance &amp; results'.B7:'performance &amp; results'.B7 'performance &amp; results'.B8:'performance &amp; results'.B13 'performance &amp; results'.C7:'performance &amp; results'.C7 'performance &amp; results'.C8:'performance &amp; results'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11.45pt" svg:y="468.88pt">
            <draw:object draw:notify-on-update-of-ranges="'performance &amp; results'.A18:'performance &amp; results'.A19 'performance &amp; results'.B17:'performance &amp; results'.B17 'performance &amp; results'.B18:'performance &amp; results'.B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TDB v 214, 10k files</text:p>
          </table:table-cell>
          <table:table-cell office:value-type="string" calcext:value-type="string">
            <text:p><text:a xlink:href="https://github.com/kbase/collections/blob/main/design/experiments/benchmarking_mash_vs_sourmash.md" xlink:type="simple">https://github.com/kbase/collections/blob/main/design/experiments/benchmarking_mash_vs_sourmash.md</text:a> </text:p>
          </table:table-cell>
          <table:table-cell/>
        </table:table-row>
        <table:table-row table:style-name="ro1">
          <table:table-cell office:value-type="string" calcext:value-type="string">
            <text:p>Mash 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mash 4.8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paralle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 = 19, hash count = 10000, 10k fi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etch time (s)</text:p>
          </table:table-cell>
          <table:table-cell office:value-type="string" calcext:value-type="string">
            <text:p>Search time (s)</text:p>
          </table:table-cell>
        </table:table-row>
        <table:table-row table:style-name="ro1">
          <table:table-cell office:value-type="string" calcext:value-type="string">
            <text:p>Mash</text:p>
          </table:table-cell>
          <table:table-cell table:formula="of:=+ 18 * 60 + 40" office:value-type="float" office:value="1120" calcext:value-type="float">
            <text:p>1120</text:p>
          </table:table-cell>
          <table:table-cell office:value-type="float" office:value="2.481" calcext:value-type="float">
            <text:p>2.481</text:p>
          </table:table-cell>
        </table:table-row>
        <table:table-row table:style-name="ro1">
          <table:table-cell office:value-type="string" calcext:value-type="string">
            <text:p>Mash individual files</text:p>
          </table:table-cell>
          <table:table-cell table:formula="of:=+22*60 +15" office:value-type="float" office:value="1335" calcext:value-type="float">
            <text:p>1335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Sourmash</text:p>
          </table:table-cell>
          <table:table-cell table:formula="of:=+23 * 60 + 12" office:value-type="float" office:value="1392" calcext:value-type="float">
            <text:p>1392</text:p>
          </table:table-cell>
          <table:table-cell table:formula="of:=+60 + 28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ourmash individual files</text:p>
          </table:table-cell>
          <table:table-cell table:formula="of:=+24 * 60 + 55" office:value-type="float" office:value="1495" calcext:value-type="float">
            <text:p>149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ourmash + SBT</text:p>
          </table:table-cell>
          <table:table-cell table:formula="of:=+[.B10]+ 3*60 + 3" office:value-type="float" office:value="1575" calcext:value-type="float">
            <text:p>1575</text:p>
          </table:table-cell>
          <table:table-cell office:value-type="float" office:value="2.146" calcext:value-type="float">
            <text:p>2.146</text:p>
          </table:table-cell>
        </table:table-row>
        <table:table-row table:style-name="ro1">
          <table:table-cell office:value-type="string" calcext:value-type="string">
            <text:p>Sourmash + SBT individual files</text:p>
          </table:table-cell>
          <table:table-cell table:formula="of:=+[.B11]+ 2* 60 + 7" office:value-type="float" office:value="1622" calcext:value-type="float">
            <text:p>1622</text:p>
          </table:table-cell>
          <table:table-cell office:value-type="float" office:value="2.456" calcext:value-type="float">
            <text:p>2.456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ance = 0.5, 10k sketch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string" calcext:value-type="string">
            <text:p>Mash</text:p>
          </table:table-cell>
          <table:table-cell office:value-type="float" office:value="4448" calcext:value-type="float">
            <text:p>4448</text:p>
          </table:table-cell>
          <table:table-cell/>
        </table:table-row>
        <table:table-row table:style-name="ro1">
          <table:table-cell office:value-type="string" calcext:value-type="string">
            <text:p>Sourmash</text:p>
          </table:table-cell>
          <table:table-cell office:value-type="float" office:value="28" calcext:value-type="float">
            <text:p>28</text:p>
          </table:table-cell>
          <table:table-cell/>
        </table:table-row>
      </table:table>
      <table:table table:name="result histograms" table:style-name="ta1">
        <table:shapes>
          <draw:frame draw:z-index="0" draw:style-name="gr1" draw:text-style-name="P1" svg:width="536.2pt" svg:height="389.28pt" svg:x="195.11pt" svg:y="3pt">
            <draw:object draw:notify-on-update-of-ranges="'result histograms'.A2:'result histograms'.A11 'result histograms'.B1:'result histograms'.B1 'result histograms'.B2:'result histograms'.B11 'result histograms'.C1:'result histograms'.C1 'result histograms'.C2:'result histograms'.C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Sourmash</text:p>
          </table:table-cell>
          <table:table-cell office:value-type="string" calcext:value-type="string">
            <text:p>Mas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urmash similarity converted to distance-like number v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= (s – 100) / 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/00/0000</text:date>, <text:time style:data-style-name="N2" text:time-value="13:33:07.327145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4T16:17:25.356856124</meta:creation-date>
    <dc:date>2023-08-07T14:04:07.987487783</dc:date>
    <meta:editing-duration>PT10M20S</meta:editing-duration>
    <meta:editing-cycles>4</meta:editing-cycles>
    <meta:generator>LibreOffice/6.0.7.3$Linux_X86_64 LibreOffice_project/00m0$Build-3</meta:generator>
    <meta:document-statistic meta:table-count="2" meta:cell-count="6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aw:opacity="3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200" draw:opacity="30%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77cm" svg:height="15.433cm" xlink:href=".." xlink:type="simple" chart:class="chart:bar" chart:style-name="ch1">
        <chart:title svg:x="5.231cm" svg:y="0.444cm" chart:style-name="ch2">
          <text:p>Mash vs. Sourmash sketchtime for 10K GTDB v214 assemblies</text:p>
        </chart:title>
        <chart:subtitle svg:x="6.461cm" svg:y="1.531cm" chart:style-name="ch3">
          <text:p>k=19, hashcount=10k, distance=0.5, no parallelization, N=1</text:p>
        </chart:subtitle>
        <chart:legend chart:legend-position="bottom" svg:x="8.738cm" svg:y="14.834cm" style:legend-expansion="wide" chart:style-name="ch4"/>
        <chart:plot-area chart:style-name="ch5" table:cell-range-address="'performance &amp; results'.A7:'performance &amp; results'.C13" chart:data-source-has-labels="both" svg:x="1.476cm" svg:y="2.522cm" svg:width="20.31cm" svg:height="11.82cm">
          <chartooo:coordinate-region svg:x="2.283cm" svg:y="2.522cm" svg:width="18.51cm" svg:height="7.592cm"/>
          <chart:axis chart:dimension="x" chart:name="primary-x" chart:style-name="ch6" chartooo:axis-type="auto">
            <chartooo:date-scale/>
            <chart:categories table:cell-range-address="'performance &amp; results'.A8:'performance &amp; results'.A13"/>
          </chart:axis>
          <chart:axis chart:dimension="y" chart:name="primary-y" chart:style-name="ch7">
            <chart:title svg:x="0.451cm" svg:y="9.548cm" chart:style-name="ch8">
              <text:p>Sketch time (s)</text:p>
            </chart:title>
            <chart:grid chart:style-name="ch9" chart:class="major"/>
          </chart:axis>
          <chart:axis chart:dimension="y" chart:name="secondary-y" chart:style-name="ch10">
            <chart:title svg:x="22.251cm" svg:y="9.574cm" chart:style-name="ch8">
              <text:p>Search time (s)</text:p>
            </chart:title>
          </chart:axis>
          <chart:series chart:attached-axis="primary-y" chart:style-name="ch11" chart:values-cell-range-address="'performance &amp; results'.B8:'performance &amp; results'.B13" chart:label-cell-address="'performance &amp; results'.B7:'performance &amp; results'.B7" chart:class="chart:bar">
            <chart:data-point chart:repeated="6"/>
          </chart:series>
          <chart:series chart:attached-axis="secondary-y" chart:style-name="ch12" chart:values-cell-range-address="'performance &amp; results'.C8:'performance &amp; results'.C13" chart:label-cell-address="'performance &amp; results'.C7:'performance &amp; results'.C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ketch time (s)</text:p>
                <draw:g>
                  <svg:desc>'performance &amp; results'.B7:'performance &amp; results'.B7</svg:desc>
                </draw:g>
              </table:table-cell>
              <table:table-cell office:value-type="string">
                <text:p>Search time (s)</text:p>
                <draw:g>
                  <svg:desc>'performance &amp; results'.C7:'performance &amp; results'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sh</text:p>
                <draw:g>
                  <svg:desc>'performance &amp; results'.A8:'performance &amp; results'.A13</svg:desc>
                </draw:g>
              </table:table-cell>
              <table:table-cell office:value-type="float" office:value="1120">
                <text:p>1120</text:p>
                <draw:g>
                  <svg:desc>'performance &amp; results'.B8:'performance &amp; results'.B13</svg:desc>
                </draw:g>
              </table:table-cell>
              <table:table-cell office:value-type="float" office:value="2.481">
                <text:p>2.481</text:p>
                <draw:g>
                  <svg:desc>'performance &amp; results'.C8:'performance &amp; results'.C13</svg:desc>
                </draw:g>
              </table:table-cell>
            </table:table-row>
            <table:table-row>
              <table:table-cell office:value-type="string">
                <text:p>Mash individual files</text:p>
              </table:table-cell>
              <table:table-cell office:value-type="float" office:value="1335">
                <text:p>1335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Sourmash</text:p>
              </table:table-cell>
              <table:table-cell office:value-type="float" office:value="1392">
                <text:p>13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Sourmash individual files</text:p>
              </table:table-cell>
              <table:table-cell office:value-type="float" office:value="1495">
                <text:p>149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Sourmash + SBT</text:p>
              </table:table-cell>
              <table:table-cell office:value-type="float" office:value="1575">
                <text:p>1575</text:p>
              </table:table-cell>
              <table:table-cell office:value-type="float" office:value="2.146">
                <text:p>2.146</text:p>
              </table:table-cell>
            </table:table-row>
            <table:table-row>
              <table:table-cell office:value-type="string">
                <text:p>Sourmash + SBT individual files</text:p>
              </table:table-cell>
              <table:table-cell office:value-type="float" office:value="1622">
                <text:p>1622</text:p>
              </table:table-cell>
              <table:table-cell office:value-type="float" office:value="2.456">
                <text:p>2.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aw:opacity="30%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31cm" svg:y="0.316cm" chart:style-name="ch2">
          <text:p>Mash vs. Sourmash matches for 10K GTDB v214 assemblies</text:p>
        </chart:title>
        <chart:subtitle svg:x="4.834cm" svg:y="1.275cm" chart:style-name="ch3">
          <text:p>k=19, hashcount=10k, distance=0.5</text:p>
        </chart:subtitle>
        <chart:plot-area chart:style-name="ch4" table:cell-range-address="'performance &amp; results'.A17:'performance &amp; results'.B19" chart:data-source-has-labels="both" svg:x="1.331cm" svg:y="2.138cm" svg:width="14.349cm" svg:height="6.682cm">
          <chartooo:coordinate-region svg:x="2.323cm" svg:y="2.337cm" svg:width="13.357cm" svg:height="5.836cm"/>
          <chart:axis chart:dimension="x" chart:name="primary-x" chart:style-name="ch5" chartooo:axis-type="auto">
            <chartooo:date-scale/>
            <chart:categories table:cell-range-address="'performance &amp; results'.A18:'performance &amp; results'.A19"/>
          </chart:axis>
          <chart:axis chart:dimension="y" chart:name="primary-y" chart:style-name="ch6">
            <chart:title svg:x="0.451cm" svg:y="6.356cm" chart:style-name="ch7">
              <text:p>Result ount</text:p>
            </chart:title>
            <chart:grid chart:style-name="ch8" chart:class="major"/>
          </chart:axis>
          <chart:series chart:style-name="ch9" chart:values-cell-range-address="'performance &amp; results'.B18:'performance &amp; results'.B19" chart:label-cell-address="'performance &amp; results'.B17:'performance &amp; results'.B17" chart:class="chart:bar"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s</text:p>
                <draw:g>
                  <svg:desc>'performance &amp; results'.B17:'performance &amp; results'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sh</text:p>
                <draw:g>
                  <svg:desc>'performance &amp; results'.A18:'performance &amp; results'.A19</svg:desc>
                </draw:g>
              </table:table-cell>
              <table:table-cell office:value-type="float" office:value="4448">
                <text:p>4448</text:p>
                <draw:g>
                  <svg:desc>'performance &amp; results'.B18:'performance &amp; results'.B19</svg:desc>
                </draw:g>
              </table:table-cell>
            </table:table-row>
            <table:table-row>
              <table:table-cell office:value-type="string">
                <text:p>Sourmash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aw:opacity="30%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200" draw:opacity="30%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917cm" svg:height="13.734cm" xlink:href=".." xlink:type="simple" chart:class="chart:bar" chart:style-name="ch1">
        <chart:title svg:x="3.752cm" svg:y="0.41cm" chart:style-name="ch2">
          <text:p>Mash and Sourmash hits vs 10K GTDB v214 assemblies</text:p>
        </chart:title>
        <chart:subtitle svg:x="6.266cm" svg:y="1.463cm" chart:style-name="ch3">
          <text:p>k=19, hashcount=10K, distance=0.5</text:p>
        </chart:subtitle>
        <chart:legend chart:legend-position="bottom" svg:x="7.709cm" svg:y="13.135cm" style:legend-expansion="wide" chart:style-name="ch4"/>
        <chart:plot-area chart:style-name="ch5" table:cell-range-address="'result histograms'.A1:'result histograms'.C11" chart:data-source-has-labels="both" svg:x="1.389cm" svg:y="2.42cm" svg:width="16.211cm" svg:height="9.276cm">
          <chartooo:coordinate-region svg:x="2.01cm" svg:y="2.619cm" svg:width="14.597cm" svg:height="8.43cm"/>
          <chart:axis chart:dimension="x" chart:name="primary-x" chart:style-name="ch6" chartooo:axis-type="auto">
            <chartooo:date-scale/>
            <chart:title svg:x="4.965cm" svg:y="11.97cm" chart:style-name="ch7">
              <text:p>Distance / sourmash converted similarity (dist = (sim-100)/100)</text:p>
            </chart:title>
            <chart:categories table:cell-range-address="'result histograms'.A2:'result histograms'.A11"/>
          </chart:axis>
          <chart:axis chart:dimension="y" chart:name="primary-y" chart:style-name="ch8">
            <chart:title svg:x="0.451cm" svg:y="8.174cm" chart:style-name="ch9">
              <text:p>Sourmash Hits</text:p>
            </chart:title>
            <chart:grid chart:style-name="ch10" chart:class="major"/>
          </chart:axis>
          <chart:axis chart:dimension="y" chart:name="secondary-y" chart:style-name="ch11">
            <chart:title svg:x="17.978cm" svg:y="7.803cm" chart:style-name="ch9">
              <text:p>Mash hits</text:p>
            </chart:title>
          </chart:axis>
          <chart:series chart:attached-axis="primary-y" chart:style-name="ch12" chart:values-cell-range-address="'result histograms'.B2:'result histograms'.B11" chart:label-cell-address="'result histograms'.B1:'result histograms'.B1" chart:class="chart:bar">
            <chart:data-point chart:repeated="9"/>
            <chart:data-point chart:style-name="ch13"/>
          </chart:series>
          <chart:series chart:attached-axis="secondary-y" chart:style-name="ch14" chart:values-cell-range-address="'result histograms'.C2:'result histograms'.C11" chart:label-cell-address="'result histograms'.C1:'result histograms'.C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rmash</text:p>
                <draw:g>
                  <svg:desc>'result histograms'.B1:'result histograms'.B1</svg:desc>
                </draw:g>
              </table:table-cell>
              <table:table-cell office:value-type="string">
                <text:p>Mash</text:p>
                <draw:g>
                  <svg:desc>'result histograms'.C1:'result histogram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esult histograms'.A2:'result histograms'.A11</svg:desc>
                </draw:g>
              </table:table-cell>
              <table:table-cell office:value-type="float" office:value="3">
                <text:p>3</text:p>
                <draw:g>
                  <svg:desc>'result histograms'.B2:'result histograms'.B11</svg:desc>
                </draw:g>
              </table:table-cell>
              <table:table-cell office:value-type="float" office:value="34">
                <text:p>34</text:p>
                <draw:g>
                  <svg:desc>'result histograms'.C2:'result histograms'.C11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